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5.477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4.665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9.966cm"/>
    </style:style>
    <style:style style:name="co13" style:family="table-column">
      <style:table-column-properties fo:break-before="auto" style:column-width="12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597cm" svg:height="7.119cm" svg:x="33.59cm" svg:y="0.531cm">
            <draw:object draw:notify-on-update-of-ranges="Sheet1.N6:Sheet1.N6 Sheet1.B1:Sheet1.B1 Sheet1.A2:Sheet1.A15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3cm" svg:height="9.009cm" svg:x="7.546cm" svg:y="1.061cm">
            <draw:object draw:notify-on-update-of-ranges="Sheet1.B29:Sheet1.B29 Sheet1.B1:Sheet1.B1 Sheet1.A2:Sheet1.A15 Sheet1.B2:Sheet1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9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888" calcext:value-type="float">
            <text:p>888</text:p>
          </table:table-cell>
          <table:table-cell table:style-name="ce5"/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8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1654" calcext:value-type="float">
            <text:p>1654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1156" calcext:value-type="float">
            <text:p>1156</text:p>
          </table:table-cell>
          <table:table-cell table:style-name="ce5"/>
          <table:table-cell table:number-columns-repeated="3"/>
          <table:table-cell office:value-type="string" calcext:value-type="string">
            <text:p>LINEST raw output</text:p>
          </table:table-cell>
          <table:table-cell table:number-columns-repeated="9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1256" calcext:value-type="float">
            <text:p>1256</text:p>
          </table:table-cell>
          <table:table-cell table:style-name="ce5"/>
          <table:table-cell table:number-columns-repeated="3"/>
          <table:table-cell table:number-matrix-columns-spanned="2" table:number-matrix-rows-spanned="5" table:formula="of:=LINEST([.$B$2:.$B$15] ; [.$A$2:.$A$15] ; 1 ; 1)" office:value-type="float" office:value="1.0688427157513" calcext:value-type="float">
            <text:p>1.0688427157513</text:p>
          </table:table-cell>
          <table:table-cell office:value-type="float" office:value="161.605188140422" calcext:value-type="float">
            <text:p>161.605188140422</text:p>
          </table:table-cell>
          <table:table-cell table:number-columns-repeated="8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950" calcext:value-type="float">
            <text:p>950</text:p>
          </table:table-cell>
          <table:table-cell table:style-name="ce5"/>
          <table:table-cell table:number-columns-repeated="3"/>
          <table:table-cell office:value-type="float" office:value="0.117721278004852" calcext:value-type="float">
            <text:p>0.117721278004852</text:p>
          </table:table-cell>
          <table:table-cell office:value-type="float" office:value="142.81046000051" calcext:value-type="float">
            <text:p>142.81046000051</text:p>
          </table:table-cell>
          <table:table-cell table:number-columns-repeated="8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2" office:value-type="float" office:value="1756" calcext:value-type="float">
            <text:p>1756</text:p>
          </table:table-cell>
          <table:table-cell table:style-name="ce5"/>
          <table:table-cell table:number-columns-repeated="3"/>
          <table:table-cell office:value-type="float" office:value="0.872930008151001" calcext:value-type="float">
            <text:p>0.872930008151001</text:p>
          </table:table-cell>
          <table:table-cell office:value-type="float" office:value="160.048622710826" calcext:value-type="float">
            <text:p>160.048622710826</text:p>
          </table:table-cell>
          <table:table-cell table:number-columns-repeated="8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1650" calcext:value-type="float">
            <text:p>1650</text:p>
          </table:table-cell>
          <table:table-cell table:style-name="ce5"/>
          <table:table-cell table:number-columns-repeated="3"/>
          <table:table-cell office:value-type="float" office:value="82.4361436196511" calcext:value-type="float">
            <text:p>82.436143619651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35" calcext:value-type="float">
            <text:p>935</text:p>
          </table:table-cell>
          <table:table-cell table:number-columns-repeated="4"/>
          <table:table-cell office:value-type="float" office:value="2111648.11756327" calcext:value-type="float">
            <text:p>2111648.11756327</text:p>
          </table:table-cell>
          <table:table-cell office:value-type="float" office:value="307386.739579588" calcext:value-type="float">
            <text:p>307386.73957958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table:number-columns-repeated="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Regression Statistics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00" calcext:value-type="float">
            <text:p>1400</text:p>
          </table:table-cell>
          <table:table-cell table:number-columns-repeated="4"/>
          <table:table-cell table:style-name="ce6" office:value-type="string" calcext:value-type="string">
            <text:p>R^2</text:p>
          </table:table-cell>
          <table:table-cell table:style-name="ce6" table:formula="of:=[.$G$7]" office:value-type="float" office:value="0.872930008151001" calcext:value-type="float">
            <text:p>0.872930008151001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650" calcext:value-type="float">
            <text:p>1650</text:p>
          </table:table-cell>
          <table:table-cell table:number-columns-repeated="4"/>
          <table:table-cell office:value-type="string" calcext:value-type="string">
            <text:p>Standard Error</text:p>
          </table:table-cell>
          <table:table-cell table:formula="of:=[.$H$7]" office:value-type="float" office:value="160.048622710826" calcext:value-type="float">
            <text:p>160.048622710826</text:p>
          </table:table-cell>
          <table:table-cell table:number-columns-repeated="8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878" calcext:value-type="float">
            <text:p>1878</text:p>
          </table:table-cell>
          <table:table-cell table:number-columns-repeated="4"/>
          <table:table-cell office:value-type="string" calcext:value-type="string">
            <text:p>Observations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djusted R^2</text:p>
          </table:table-cell>
          <table:table-cell table:formula="of:=1 - (1 - [.$G$7])*([.$H$15] - 1)/([.$H$15] - [.$H$14] - 1)" office:value-type="float" office:value="0.862340842163584" calcext:value-type="float">
            <text:p>0.86234084216358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egression</text:p>
          </table:table-cell>
          <table:table-cell table:formula="of:=[.$H$14]" office:value-type="float" office:value="1" calcext:value-type="float">
            <text:p>1</text:p>
          </table:table-cell>
          <table:table-cell table:formula="of:=[.$G$9]" office:value-type="float" office:value="2111648.11756327" calcext:value-type="float">
            <text:p>2111648.11756327</text:p>
          </table:table-cell>
          <table:table-cell table:formula="of:=[.$G$9] / [.$H$20]" office:value-type="float" office:value="2111648.11756327" calcext:value-type="float">
            <text:p>2111648.11756327</text:p>
          </table:table-cell>
          <table:table-cell table:formula="of:=[.$G$8]" office:value-type="float" office:value="82.4361436196511" calcext:value-type="float">
            <text:p>82.4361436196511</text:p>
          </table:table-cell>
          <table:table-cell table:style-name="ce6" table:formula="of:=LEGACY.FDIST([.$G$8] ; [.$H$20] ; [.$H$8])" office:value-type="float" office:value="0.00000100614546117858" calcext:value-type="float">
            <text:p>1.00614546117858E-0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esidual</text:p>
          </table:table-cell>
          <table:table-cell table:formula="of:=[.$H$8]" office:value-type="float" office:value="12" calcext:value-type="float">
            <text:p>12</text:p>
          </table:table-cell>
          <table:table-cell table:formula="of:=[.$H$9]" office:value-type="float" office:value="307386.739579588" calcext:value-type="float">
            <text:p>307386.739579588</text:p>
          </table:table-cell>
          <table:table-cell table:formula="of:=[.$H$9] / [.$H$8]" office:value-type="float" office:value="25615.5616316323" calcext:value-type="float">
            <text:p>25615.561631632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[.$H$20] + [.$H$8]" office:value-type="float" office:value="13" calcext:value-type="float">
            <text:p>13</text:p>
          </table:table-cell>
          <table:table-cell table:formula="of:=[.$G$9] + [.$H$9]" office:value-type="float" office:value="2419034.85714286" calcext:value-type="float">
            <text:p>2419034.85714286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H$24] * 100) ; &quot;%&quot;)" office:value-type="string" office:string-value="Lower 95%" calcext:value-type="string">
            <text:p>Lower 95%</text:p>
          </table:table-cell>
          <table:table-cell table:style-name="ce7" table:formula="of:=COM.MICROSOFT.CONCAT(&quot;Upper &quot; ; INT([.$H$24] * 100) ; &quot;%&quot;)" office:value-type="string" office:string-value="Upper 95%" calcext:value-type="string">
            <text:p>Upper 95%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&quot;Intercept&quot;" office:value-type="string" office:string-value="Intercept" calcext:value-type="string">
            <text:p>Intercept</text:p>
          </table:table-cell>
          <table:table-cell table:style-name="ce6" table:number-matrix-columns-spanned="1" table:number-matrix-rows-spanned="2" table:formula="of:=INDEX([.$G$5:.$H$5]; 1 ; ROW([.$H$28])+1 - ROW())" office:value-type="float" office:value="161.605188140422" calcext:value-type="float">
            <text:p>161.605188140422</text:p>
          </table:table-cell>
          <table:table-cell table:number-matrix-columns-spanned="1" table:number-matrix-rows-spanned="2" table:formula="of:=INDEX([.$G$6:.$H$6]; 1 ; ROW([.$I$28])+1 - ROW())" office:value-type="float" office:value="142.81046000051" calcext:value-type="float">
            <text:p>142.81046000051</text:p>
          </table:table-cell>
          <table:table-cell table:number-matrix-columns-spanned="1" table:number-matrix-rows-spanned="2" table:formula="of:=[.$H$27:.$H$28] / [.$I$27:.$I$28]" office:value-type="float" office:value="1.13160610322133" calcext:value-type="float">
            <text:p>1.13160610322133</text:p>
          </table:table-cell>
          <table:table-cell table:number-matrix-columns-spanned="1" table:number-matrix-rows-spanned="2" table:formula="of:=LEGACY.TDIST(ABS([.$J$27:.$J$28]) ; [.$H$8] ; 2 )" office:value-type="float" office:value="0.279907512518911" calcext:value-type="float">
            <text:p>0.279907512518911</text:p>
          </table:table-cell>
          <table:table-cell table:number-matrix-columns-spanned="1" table:number-matrix-rows-spanned="2" table:formula="of:=[.$H$27:.$H$28] - [.$I$27:.$I$28] * TINV(1 - [.$H$24] ; [.$H$8])" office:value-type="float" office:value="-149.552074319367" calcext:value-type="float">
            <text:p>-149.552074319367</text:p>
          </table:table-cell>
          <table:table-cell table:number-matrix-columns-spanned="1" table:number-matrix-rows-spanned="2" table:formula="of:=[.$H$27:.$H$28] + [.$I$27:.$I$28] * TINV(1 - [.$H$24] ; [.$H$8])" office:value-type="float" office:value="472.762450600211" calcext:value-type="float">
            <text:p>472.7624506002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A$1]" office:value-type="string" office:string-value="X" calcext:value-type="string">
            <text:p>X</text:p>
          </table:table-cell>
          <table:table-cell table:style-name="ce6" office:value-type="float" office:value="1.0688427157513" calcext:value-type="float">
            <text:p>1.0688427157513</text:p>
          </table:table-cell>
          <table:table-cell office:value-type="float" office:value="0.117721278004852" calcext:value-type="float">
            <text:p>0.117721278004852</text:p>
          </table:table-cell>
          <table:table-cell office:value-type="float" office:value="9.07943520378064" calcext:value-type="float">
            <text:p>9.07943520378064</text:p>
          </table:table-cell>
          <table:table-cell table:style-name="ce6" office:value-type="float" office:value="0.00000100614546117858" calcext:value-type="float">
            <text:p>1.00614546117858E-06</text:p>
          </table:table-cell>
          <table:table-cell office:value-type="float" office:value="0.812350084909508" calcext:value-type="float">
            <text:p>0.812350084909508</text:p>
          </table:table-cell>
          <table:table-cell office:value-type="float" office:value="1.3253353465931" calcext:value-type="float">
            <text:p>1.325335346593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formula="of:=[.$A$1]" office:value-type="string" office:string-value="X" calcext:value-type="string">
            <text:p>X</text:p>
          </table:table-cell>
          <table:table-cell office:value-type="string" calcext:value-type="string">
            <text:p>Predicted Y</text:p>
          </table:table-cell>
          <table:table-cell table:formula="of:=[.$B$1]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matrix-columns-spanned="1" table:number-matrix-rows-spanned="14" table:formula="of:=[.$A$2:.$A$15]" office:value-type="float" office:value="905" calcext:value-type="float">
            <text:p>905</text:p>
          </table:table-cell>
          <table:table-cell table:number-matrix-columns-spanned="1" table:number-matrix-rows-spanned="14" table:formula="of:=MMULT([.$G$31:.$G$44] ; [.$H$28]) + [.$H$27]" office:value-type="float" office:value="1128.90784589535" calcext:value-type="float">
            <text:p>1128.90784589535</text:p>
          </table:table-cell>
          <table:table-cell table:number-matrix-columns-spanned="1" table:number-matrix-rows-spanned="14" table:formula="of:=[.$B$2:.$B$15]" office:value-type="float" office:value="888" calcext:value-type="float">
            <text:p>888</text:p>
          </table:table-cell>
          <table:table-cell table:number-matrix-columns-spanned="1" table:number-matrix-rows-spanned="14" table:formula="of:=[.$I$31:.$I$44] - [.$H$31:.$H$44]" office:value-type="float" office:value="-240.90784589535" calcext:value-type="float">
            <text:p>-240.9078458953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1656.91614747649" calcext:value-type="float">
            <text:p>1656.91614747649</text:p>
          </table:table-cell>
          <table:table-cell office:value-type="float" office:value="1654" calcext:value-type="float">
            <text:p>1654</text:p>
          </table:table-cell>
          <table:table-cell office:value-type="float" office:value="-2.91614747649328" calcext:value-type="float">
            <text:p>-2.91614747649328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float" office:value="1085" calcext:value-type="float">
            <text:p>1085</text:p>
          </table:table-cell>
          <table:table-cell office:value-type="float" office:value="1321.29953473058" calcext:value-type="float">
            <text:p>1321.29953473058</text:p>
          </table:table-cell>
          <table:table-cell office:value-type="float" office:value="1156" calcext:value-type="float">
            <text:p>1156</text:p>
          </table:table-cell>
          <table:table-cell office:value-type="float" office:value="-165.299534730584" calcext:value-type="float">
            <text:p>-165.29953473058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32" calcext:value-type="float">
            <text:p>1232</text:p>
          </table:table-cell>
          <table:table-cell office:value-type="float" office:value="1478.41941394603" calcext:value-type="float">
            <text:p>1478.41941394603</text:p>
          </table:table-cell>
          <table:table-cell office:value-type="float" office:value="1256" calcext:value-type="float">
            <text:p>1256</text:p>
          </table:table-cell>
          <table:table-cell office:value-type="float" office:value="-222.419413946026" calcext:value-type="float">
            <text:p>-222.41941394602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879.867493125297" calcext:value-type="float">
            <text:p>879.867493125297</text:p>
          </table:table-cell>
          <table:table-cell office:value-type="float" office:value="950" calcext:value-type="float">
            <text:p>950</text:p>
          </table:table-cell>
          <table:table-cell office:value-type="float" office:value="70.1325068747033" calcext:value-type="float">
            <text:p>70.132506874703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85" calcext:value-type="float">
            <text:p>1485</text:p>
          </table:table-cell>
          <table:table-cell office:value-type="float" office:value="1748.83662103111" calcext:value-type="float">
            <text:p>1748.83662103111</text:p>
          </table:table-cell>
          <table:table-cell office:value-type="float" office:value="1756" calcext:value-type="float">
            <text:p>1756</text:p>
          </table:table-cell>
          <table:table-cell office:value-type="float" office:value="7.1633789688949" calcext:value-type="float">
            <text:p>7.163378968894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36" calcext:value-type="float">
            <text:p>1136</text:p>
          </table:table-cell>
          <table:table-cell office:value-type="float" office:value="1375.8105132339" calcext:value-type="float">
            <text:p>1375.8105132339</text:p>
          </table:table-cell>
          <table:table-cell office:value-type="float" office:value="1650" calcext:value-type="float">
            <text:p>1650</text:p>
          </table:table-cell>
          <table:table-cell office:value-type="float" office:value="274.189486766099" calcext:value-type="float">
            <text:p>274.18948676609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26" calcext:value-type="float">
            <text:p>726</text:p>
          </table:table-cell>
          <table:table-cell office:value-type="float" office:value="937.584999775867" calcext:value-type="float">
            <text:p>937.584999775867</text:p>
          </table:table-cell>
          <table:table-cell office:value-type="float" office:value="935" calcext:value-type="float">
            <text:p>935</text:p>
          </table:table-cell>
          <table:table-cell office:value-type="float" office:value="-2.584999775867" calcext:value-type="float">
            <text:p>-2.58499977586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 office:value-type="float" office:value="909.795089166333" calcext:value-type="float">
            <text:p>909.795089166333</text:p>
          </table:table-cell>
          <table:table-cell office:value-type="float" office:value="875" calcext:value-type="float">
            <text:p>875</text:p>
          </table:table-cell>
          <table:table-cell office:value-type="float" office:value="-34.7950891663331" calcext:value-type="float">
            <text:p>-34.795089166333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99" calcext:value-type="float">
            <text:p>999</text:p>
          </table:table-cell>
          <table:table-cell office:value-type="float" office:value="1229.37906117597" calcext:value-type="float">
            <text:p>1229.37906117597</text:p>
          </table:table-cell>
          <table:table-cell office:value-type="float" office:value="1234" calcext:value-type="float">
            <text:p>1234</text:p>
          </table:table-cell>
          <table:table-cell office:value-type="float" office:value="4.62093882402746" calcext:value-type="float">
            <text:p>4.6209388240274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11" calcext:value-type="float">
            <text:p>1111</text:p>
          </table:table-cell>
          <table:table-cell office:value-type="float" office:value="1349.08944534012" calcext:value-type="float">
            <text:p>1349.08944534012</text:p>
          </table:table-cell>
          <table:table-cell office:value-type="float" office:value="1400" calcext:value-type="float">
            <text:p>1400</text:p>
          </table:table-cell>
          <table:table-cell office:value-type="float" office:value="50.9105546598817" calcext:value-type="float">
            <text:p>50.91055465988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85" calcext:value-type="float">
            <text:p>1285</text:p>
          </table:table-cell>
          <table:table-cell office:value-type="float" office:value="1535.06807788084" calcext:value-type="float">
            <text:p>1535.06807788084</text:p>
          </table:table-cell>
          <table:table-cell office:value-type="float" office:value="1650" calcext:value-type="float">
            <text:p>1650</text:p>
          </table:table-cell>
          <table:table-cell office:value-type="float" office:value="114.931922119155" calcext:value-type="float">
            <text:p>114.93192211915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100" calcext:value-type="float">
            <text:p>2100</text:p>
          </table:table-cell>
          <table:table-cell office:value-type="float" office:value="2406.17489121816" calcext:value-type="float">
            <text:p>2406.17489121816</text:p>
          </table:table-cell>
          <table:table-cell office:value-type="float" office:value="2300" calcext:value-type="float">
            <text:p>2300</text:p>
          </table:table-cell>
          <table:table-cell office:value-type="float" office:value="-106.174891218156" calcext:value-type="float">
            <text:p>-106.17489121815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69" calcext:value-type="float">
            <text:p>1369</text:p>
          </table:table-cell>
          <table:table-cell office:value-type="float" office:value="1624.85086600395" calcext:value-type="float">
            <text:p>1624.85086600395</text:p>
          </table:table-cell>
          <table:table-cell office:value-type="float" office:value="1878" calcext:value-type="float">
            <text:p>1878</text:p>
          </table:table-cell>
          <table:table-cell office:value-type="float" office:value="253.149133996046" calcext:value-type="float">
            <text:p>253.149133996046</text:p>
          </table:table-cell>
          <table:table-cell table:number-columns-repeated="6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Forcast Sales</text:p>
          </table:table-cell>
          <table:table-cell office:value-type="string" calcext:value-type="string">
            <text:p>Confidence Level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bound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FORECAST([.A16];[.B$2:.B$15];[.A$2:.A$15])" office:value-type="float" office:value="96.1758241758242" calcext:value-type="float">
            <text:p>96.1758241758242</text:p>
          </table:table-cell>
          <table:table-cell table:formula="of:=COM.MICROSOFT.FORECAST.ETS([.A16];[.B$2:.B$15];[.A$2:.A$15];1;1;1)" office:value-type="float" office:value="108.807578060031" calcext:value-type="float">
            <text:p>108.807578060031</text:p>
          </table:table-cell>
          <table:table-cell table:formula="of:=COM.MICROSOFT.FORECAST.ETS.CONFINT([.A16];[.B$2:.B$15];[.A$2:.A$15];0.95;1;1;1)" office:value-type="float" office:value="21.653182806194" calcext:value-type="float">
            <text:p>21.653182806194</text:p>
          </table:table-cell>
          <table:table-cell table:formula="of:=[.C16]-[.D16]" office:value-type="float" office:value="87.1543952538372" calcext:value-type="float">
            <text:p>87.1543952538372</text:p>
          </table:table-cell>
          <table:table-cell table:formula="of:=[.C16]+[.D16]" office:value-type="float" office:value="130.460760866225" calcext:value-type="float">
            <text:p>130.46076086622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FORECAST([.A17];[.B$2:.B$15];[.A$2:.A$15])" office:value-type="float" office:value="98.2241758241758" calcext:value-type="float">
            <text:p>98.2241758241758</text:p>
          </table:table-cell>
          <table:table-cell table:formula="of:=COM.MICROSOFT.FORECAST.ETS([.A17];[.B$2:.B$15];[.A$2:.A$15];1;1;1)" office:value-type="float" office:value="111.807578060031" calcext:value-type="float">
            <text:p>111.807578060031</text:p>
          </table:table-cell>
          <table:table-cell table:formula="of:=COM.MICROSOFT.FORECAST.ETS.CONFINT([.A17];[.B$2:.B$15];[.A$2:.A$15];0.95;1;1;1)" office:value-type="float" office:value="21.2017206109316" calcext:value-type="float">
            <text:p>21.2017206109316</text:p>
          </table:table-cell>
          <table:table-cell table:formula="of:=[.C17]-[.D17]" office:value-type="float" office:value="90.6058574490996" calcext:value-type="float">
            <text:p>90.6058574490996</text:p>
          </table:table-cell>
          <table:table-cell table:formula="of:=[.C17]+[.D17]" office:value-type="float" office:value="133.009298670963" calcext:value-type="float">
            <text:p>133.00929867096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FORECAST([.A18];[.B$2:.B$15];[.A$2:.A$15])" office:value-type="float" office:value="102.320879120879" calcext:value-type="float">
            <text:p>102.320879120879</text:p>
          </table:table-cell>
          <table:table-cell table:formula="of:=COM.MICROSOFT.FORECAST.ETS([.A18];[.B$2:.B$15];[.A$2:.A$15];1;1;1)" office:value-type="float" office:value="117.807578060031" calcext:value-type="float">
            <text:p>117.807578060031</text:p>
          </table:table-cell>
          <table:table-cell table:formula="of:=COM.MICROSOFT.FORECAST.ETS.CONFINT([.A18];[.B$2:.B$15];[.A$2:.A$15];0.95;1;1;1)" office:value-type="float" office:value="21.1657994042988" calcext:value-type="float">
            <text:p>21.1657994042988</text:p>
          </table:table-cell>
          <table:table-cell table:formula="of:=[.C18]-[.D18]" office:value-type="float" office:value="96.6417786557324" calcext:value-type="float">
            <text:p>96.6417786557324</text:p>
          </table:table-cell>
          <table:table-cell table:formula="of:=[.C18]+[.D18]" office:value-type="float" office:value="138.97337746433" calcext:value-type="float">
            <text:p>138.9733774643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FORECAST([.A19];[.B$2:.B$15];[.A$2:.A$15])" office:value-type="float" office:value="104.369230769231" calcext:value-type="float">
            <text:p>104.369230769231</text:p>
          </table:table-cell>
          <table:table-cell table:formula="of:=COM.MICROSOFT.FORECAST.ETS([.A19];[.B$2:.B$15];[.A$2:.A$15];1;1;1)" office:value-type="float" office:value="120.807578060031" calcext:value-type="float">
            <text:p>120.807578060031</text:p>
          </table:table-cell>
          <table:table-cell table:formula="of:=COM.MICROSOFT.FORECAST.ETS.CONFINT([.A19];[.B$2:.B$15];[.A$2:.A$15];0.95;1;1;1)" office:value-type="float" office:value="21.4091073333138" calcext:value-type="float">
            <text:p>21.4091073333138</text:p>
          </table:table-cell>
          <table:table-cell table:formula="of:=[.C19]-[.D19]" office:value-type="float" office:value="99.3984707267174" calcext:value-type="float">
            <text:p>99.3984707267174</text:p>
          </table:table-cell>
          <table:table-cell table:formula="of:=[.C19]+[.D19]" office:value-type="float" office:value="142.216685393345" calcext:value-type="float">
            <text:p>142.21668539334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FORECAST([.A20];[.B$2:.B$15];[.A$2:.A$15])" office:value-type="float" office:value="106.417582417582" calcext:value-type="float">
            <text:p>106.417582417582</text:p>
          </table:table-cell>
          <table:table-cell table:formula="of:=COM.MICROSOFT.FORECAST.ETS([.A20];[.B$2:.B$15];[.A$2:.A$15];1;1;1)" office:value-type="float" office:value="123.807578060031" calcext:value-type="float">
            <text:p>123.807578060031</text:p>
          </table:table-cell>
          <table:table-cell table:formula="of:=COM.MICROSOFT.FORECAST.ETS.CONFINT([.A20];[.B$2:.B$15];[.A$2:.A$15];0.95;1;1;1)" office:value-type="float" office:value="20.4084513764021" calcext:value-type="float">
            <text:p>20.4084513764021</text:p>
          </table:table-cell>
          <table:table-cell table:formula="of:=[.C20]-[.D20]" office:value-type="float" office:value="103.399126683629" calcext:value-type="float">
            <text:p>103.399126683629</text:p>
          </table:table-cell>
          <table:table-cell table:formula="of:=[.C20]+[.D20]" office:value-type="float" office:value="144.216029436433" calcext:value-type="float">
            <text:p>144.216029436433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formula="of:=[.B16]+[.D16]" office:value-type="float" office:value="117.829006982018" calcext:value-type="float">
            <text:p>117.829006982018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number-matrix-columns-spanned="1" table:number-matrix-rows-spanned="1" table:formula="of:=CLEAN([.B31])">
            <text:p/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15.999cm" svg:height="8.999cm" svg:x="24.236cm" svg:y="3.732cm">
            <draw:object draw:notify-on-update-of-ranges="Sheet3.A1:Sheet3.A1 Sheet3.A2:Sheet3.A30 Sheet3.B1:Sheet3.B1 Sheet3.B2:Sheet3.B30 Sheet3.C1:Sheet3.C1 Sheet3.C2:Sheet3.C30 Sheet3.D1:Sheet3.D1 Sheet3.D2:Sheet3.D30 Sheet3.E1:Sheet3.E1 Sheet3.E2:Sheet3.E30 Sheet3.F1:Sheet3.F1 Sheet3.F2:Sheet3.F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1" table:number-columns-repeated="1018" table:default-cell-style-name="ce10"/>
        <table:table-row table:style-name="ro2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ales</text:p>
          </table:table-cell>
          <table:table-cell table:style-name="ce9" office:value-type="string" calcext:value-type="string">
            <text:p>Forecast(sales)</text:p>
          </table:table-cell>
          <table:table-cell table:style-name="ce9" office:value-type="string" calcext:value-type="string">
            <text:p>Confidence level</text:p>
          </table:table-cell>
          <table:table-cell table:style-name="ce9" office:value-type="string" calcext:value-type="string">
            <text:p>Lower bound</text:p>
          </table:table-cell>
          <table:table-cell table:style-name="ce9" office:value-type="string" calcext:value-type="string">
            <text:p>Upper bound</text:p>
          </table:table-cell>
          <table:table-cell table:number-columns-repeated="1018"/>
        </table:table-row>
        <table:table-row table:style-name="ro2"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125000" calcext:value-type="float">
            <text:p>1250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2" calcext:value-type="float">
            <text:p>2002</text:p>
          </table:table-cell>
          <table:table-cell table:style-name="ce9" office:value-type="float" office:value="190000" calcext:value-type="float">
            <text:p>1900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3" calcext:value-type="float">
            <text:p>2003</text:p>
          </table:table-cell>
          <table:table-cell table:style-name="ce9" office:value-type="float" office:value="252179" calcext:value-type="float">
            <text:p>252179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float" office:value="330000" calcext:value-type="float">
            <text:p>3300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388000" calcext:value-type="float">
            <text:p>3880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float" office:value="553674" calcext:value-type="float">
            <text:p>553674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460178" calcext:value-type="float">
            <text:p>460178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486617" calcext:value-type="float">
            <text:p>486617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421540" calcext:value-type="float">
            <text:p>42154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571340" calcext:value-type="float">
            <text:p>57134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484178" calcext:value-type="float">
            <text:p>484178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502000" calcext:value-type="float">
            <text:p>5020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596877" calcext:value-type="float">
            <text:p>596877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745413" calcext:value-type="float">
            <text:p>745413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720272" calcext:value-type="float">
            <text:p>720272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420803" calcext:value-type="float">
            <text:p>420803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35000" calcext:value-type="float">
            <text:p>6350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51763" calcext:value-type="float">
            <text:p>951763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831230" calcext:value-type="float">
            <text:p>83123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1236500" calcext:value-type="float">
            <text:p>12365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21" calcext:value-type="float">
            <text:p>2021</text:p>
          </table:table-cell>
          <table:table-cell table:style-name="ce9" office:value-type="float" office:value="1045300" calcext:value-type="float">
            <text:p>1045300</text:p>
          </table:table-cell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9" office:value-type="float" office:value="2022" calcext:value-type="float">
            <text:p>2022</text:p>
          </table:table-cell>
          <table:table-cell table:style-name="ce9" table:formula="of:=FORECAST([.A23];[.B$2:.B$22];[.A$2:.A$22])" office:value-type="float" office:value="1004974.36190476" calcext:value-type="float">
            <text:p>1004974.36190476</text:p>
          </table:table-cell>
          <table:table-cell table:style-name="ce9" table:formula="of:=COM.MICROSOFT.FORECAST.ETS([.A23];[.B$2:.B$22];[.A$2:.A$22];1;1;1)" office:value-type="float" office:value="1201134.983575" calcext:value-type="float">
            <text:p>1201134.983575</text:p>
          </table:table-cell>
          <table:table-cell table:style-name="ce9" table:formula="of:=COM.MICROSOFT.FORECAST.ETS.CONFINT([.A23];[.B$2:.B$22];[.A$2:.A$22];0.9125;1;1;1)" office:value-type="float" office:value="176104.910400129" calcext:value-type="float">
            <text:p>176104.910400129</text:p>
          </table:table-cell>
          <table:table-cell table:style-name="ce9" table:formula="of:=[.C23]-[.D23]" office:value-type="float" office:value="1025030.07317487" calcext:value-type="float">
            <text:p>1025030.07317487</text:p>
          </table:table-cell>
          <table:table-cell table:style-name="ce9" table:formula="of:=[.C23]+[.D23]" office:value-type="float" office:value="1377239.89397512" calcext:value-type="float">
            <text:p>1377239.89397512</text:p>
          </table:table-cell>
          <table:table-cell table:number-columns-repeated="1018"/>
        </table:table-row>
        <table:table-row table:style-name="ro2">
          <table:table-cell table:style-name="ce9" office:value-type="float" office:value="2023" calcext:value-type="float">
            <text:p>2023</text:p>
          </table:table-cell>
          <table:table-cell table:style-name="ce9" table:formula="of:=FORECAST([.A24];[.B$2:.B$22];[.A$2:.A$22])" office:value-type="float" office:value="1044613.31255411" calcext:value-type="float">
            <text:p>1044613.31255411</text:p>
          </table:table-cell>
          <table:table-cell table:style-name="ce9" table:formula="of:=COM.MICROSOFT.FORECAST.ETS([.A24];[.B$2:.B$22];[.A$2:.A$22];1;1;1)" office:value-type="float" office:value="1208211.14312847" calcext:value-type="float">
            <text:p>1208211.14312847</text:p>
          </table:table-cell>
          <table:table-cell table:style-name="ce9" table:formula="of:=COM.MICROSOFT.FORECAST.ETS.CONFINT([.A24];[.B$2:.B$22];[.A$2:.A$22];0.9125;1;1;1)" office:value-type="float" office:value="208970.629252626" calcext:value-type="float">
            <text:p>208970.629252626</text:p>
          </table:table-cell>
          <table:table-cell table:style-name="ce9" table:formula="of:=[.C24]-[.D24]" office:value-type="float" office:value="999240.513875839" calcext:value-type="float">
            <text:p>999240.513875839</text:p>
          </table:table-cell>
          <table:table-cell table:style-name="ce9" table:formula="of:=[.C24]+[.D24]" office:value-type="float" office:value="1417181.77238109" calcext:value-type="float">
            <text:p>1417181.77238109</text:p>
          </table:table-cell>
          <table:table-cell table:number-columns-repeated="1018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table:formula="of:=FORECAST([.A25];[.B$2:.B$22];[.A$2:.A$22])" office:value-type="float" office:value="1084252.26320346" calcext:value-type="float">
            <text:p>1084252.26320346</text:p>
          </table:table-cell>
          <table:table-cell table:style-name="ce9" table:formula="of:=COM.MICROSOFT.FORECAST.ETS([.A25];[.B$2:.B$22];[.A$2:.A$22];1;1;1)" office:value-type="float" office:value="1287200.0238743" calcext:value-type="float">
            <text:p>1287200.0238743</text:p>
          </table:table-cell>
          <table:table-cell table:style-name="ce9" table:formula="of:=COM.MICROSOFT.FORECAST.ETS.CONFINT([.A25];[.B$2:.B$22];[.A$2:.A$22];0.9125;1;1;1)" office:value-type="float" office:value="231794.208163444" calcext:value-type="float">
            <text:p>231794.208163444</text:p>
          </table:table-cell>
          <table:table-cell table:style-name="ce9" table:formula="of:=[.C25]-[.D25]" office:value-type="float" office:value="1055405.81571086" calcext:value-type="float">
            <text:p>1055405.81571086</text:p>
          </table:table-cell>
          <table:table-cell table:style-name="ce9" table:formula="of:=[.C25]+[.D25]" office:value-type="float" office:value="1518994.23203774" calcext:value-type="float">
            <text:p>1518994.23203774</text:p>
          </table:table-cell>
          <table:table-cell table:number-columns-repeated="1018"/>
        </table:table-row>
        <table:table-row table:style-name="ro2">
          <table:table-cell table:style-name="ce9" office:value-type="float" office:value="2025" calcext:value-type="float">
            <text:p>2025</text:p>
          </table:table-cell>
          <table:table-cell table:style-name="ce9" table:formula="of:=FORECAST([.A26];[.B$2:.B$22];[.A$2:.A$22])" office:value-type="float" office:value="1123891.21385281" calcext:value-type="float">
            <text:p>1123891.21385281</text:p>
          </table:table-cell>
          <table:table-cell table:style-name="ce9" table:formula="of:=COM.MICROSOFT.FORECAST.ETS([.A26];[.B$2:.B$22];[.A$2:.A$22];1;1;1)" office:value-type="float" office:value="1348777.90295624" calcext:value-type="float">
            <text:p>1348777.90295624</text:p>
          </table:table-cell>
          <table:table-cell table:style-name="ce9" table:formula="of:=COM.MICROSOFT.FORECAST.ETS.CONFINT([.A26];[.B$2:.B$22];[.A$2:.A$22];0.9125;1;1;1)" office:value-type="float" office:value="230565.898624897" calcext:value-type="float">
            <text:p>230565.898624897</text:p>
          </table:table-cell>
          <table:table-cell table:style-name="ce9" table:formula="of:=[.C26]-[.D26]" office:value-type="float" office:value="1118212.00433135" calcext:value-type="float">
            <text:p>1118212.00433135</text:p>
          </table:table-cell>
          <table:table-cell table:style-name="ce9" table:formula="of:=[.C26]+[.D26]" office:value-type="float" office:value="1579343.80158114" calcext:value-type="float">
            <text:p>1579343.80158114</text:p>
          </table:table-cell>
          <table:table-cell table:number-columns-repeated="1018"/>
        </table:table-row>
        <table:table-row table:style-name="ro2">
          <table:table-cell table:style-name="ce9" office:value-type="float" office:value="2026" calcext:value-type="float">
            <text:p>2026</text:p>
          </table:table-cell>
          <table:table-cell table:style-name="ce9" table:formula="of:=FORECAST([.A27];[.B$2:.B$22];[.A$2:.A$22])" office:value-type="float" office:value="1163530.16450216" calcext:value-type="float">
            <text:p>1163530.16450216</text:p>
          </table:table-cell>
          <table:table-cell table:style-name="ce9" table:formula="of:=COM.MICROSOFT.FORECAST.ETS([.A27];[.B$2:.B$22];[.A$2:.A$22];1;1;1)" office:value-type="float" office:value="1448957.483575" calcext:value-type="float">
            <text:p>1448957.483575</text:p>
          </table:table-cell>
          <table:table-cell table:style-name="ce9" table:formula="of:=COM.MICROSOFT.FORECAST.ETS.CONFINT([.A27];[.B$2:.B$22];[.A$2:.A$22];0.9125;1;1;1)" office:value-type="float" office:value="239150.99331642" calcext:value-type="float">
            <text:p>239150.99331642</text:p>
          </table:table-cell>
          <table:table-cell table:style-name="ce9" table:formula="of:=[.C27]-[.D27]" office:value-type="float" office:value="1209806.49025858" calcext:value-type="float">
            <text:p>1209806.49025858</text:p>
          </table:table-cell>
          <table:table-cell table:style-name="ce9" table:formula="of:=[.C27]+[.D27]" office:value-type="float" office:value="1688108.47689142" calcext:value-type="float">
            <text:p>1688108.47689142</text:p>
          </table:table-cell>
          <table:table-cell table:number-columns-repeated="1018"/>
        </table:table-row>
        <table:table-row table:style-name="ro2">
          <table:table-cell table:style-name="ce9" office:value-type="float" office:value="2027" calcext:value-type="float">
            <text:p>2027</text:p>
          </table:table-cell>
          <table:table-cell table:style-name="ce9" table:formula="of:=FORECAST([.A28];[.B$2:.B$22];[.A$2:.A$22])" office:value-type="float" office:value="1203169.11515152" calcext:value-type="float">
            <text:p>1203169.11515152</text:p>
          </table:table-cell>
          <table:table-cell table:style-name="ce9" table:formula="of:=COM.MICROSOFT.FORECAST.ETS([.A28];[.B$2:.B$22];[.A$2:.A$22];1;1;1)" office:value-type="float" office:value="1456033.64312846" calcext:value-type="float">
            <text:p>1456033.64312846</text:p>
          </table:table-cell>
          <table:table-cell table:style-name="ce9" table:formula="of:=COM.MICROSOFT.FORECAST.ETS.CONFINT([.A28];[.B$2:.B$22];[.A$2:.A$22];0.9125;1;1;1)" office:value-type="float" office:value="281189.812514637" calcext:value-type="float">
            <text:p>281189.812514637</text:p>
          </table:table-cell>
          <table:table-cell table:style-name="ce9" table:formula="of:=[.C28]-[.D28]" office:value-type="float" office:value="1174843.83061383" calcext:value-type="float">
            <text:p>1174843.83061383</text:p>
          </table:table-cell>
          <table:table-cell table:style-name="ce9" table:formula="of:=[.C28]+[.D28]" office:value-type="float" office:value="1737223.4556431" calcext:value-type="float">
            <text:p>1737223.4556431</text:p>
          </table:table-cell>
          <table:table-cell table:number-columns-repeated="1018"/>
        </table:table-row>
        <table:table-row table:style-name="ro2">
          <table:table-cell table:style-name="ce9" office:value-type="float" office:value="2028" calcext:value-type="float">
            <text:p>2028</text:p>
          </table:table-cell>
          <table:table-cell table:style-name="ce9" table:formula="of:=FORECAST([.A29];[.B$2:.B$22];[.A$2:.A$22])" office:value-type="float" office:value="1242808.06580087" calcext:value-type="float">
            <text:p>1242808.06580087</text:p>
          </table:table-cell>
          <table:table-cell table:style-name="ce9" table:formula="of:=COM.MICROSOFT.FORECAST.ETS([.A29];[.B$2:.B$22];[.A$2:.A$22];1;1;1)" office:value-type="float" office:value="1535022.5238743" calcext:value-type="float">
            <text:p>1535022.5238743</text:p>
          </table:table-cell>
          <table:table-cell table:style-name="ce9" table:formula="of:=COM.MICROSOFT.FORECAST.ETS.CONFINT([.A29];[.B$2:.B$22];[.A$2:.A$22];0.9125;1;1;1)" office:value-type="float" office:value="281623.525620137" calcext:value-type="float">
            <text:p>281623.525620137</text:p>
          </table:table-cell>
          <table:table-cell table:style-name="ce9" table:formula="of:=[.C29]-[.D29]" office:value-type="float" office:value="1253398.99825416" calcext:value-type="float">
            <text:p>1253398.99825416</text:p>
          </table:table-cell>
          <table:table-cell table:style-name="ce9" table:formula="of:=[.C29]+[.D29]" office:value-type="float" office:value="1816646.04949444" calcext:value-type="float">
            <text:p>1816646.04949444</text:p>
          </table:table-cell>
          <table:table-cell table:number-columns-repeated="1018"/>
        </table:table-row>
        <table:table-row table:style-name="ro2">
          <table:table-cell table:style-name="ce9" office:value-type="float" office:value="2029" calcext:value-type="float">
            <text:p>2029</text:p>
          </table:table-cell>
          <table:table-cell table:style-name="ce9" table:formula="of:=FORECAST([.A30];[.B$2:.B$22];[.A$2:.A$22])" office:value-type="float" office:value="1282447.01645022" calcext:value-type="float">
            <text:p>1282447.01645022</text:p>
          </table:table-cell>
          <table:table-cell table:style-name="ce9" table:formula="of:=COM.MICROSOFT.FORECAST.ETS([.A30];[.B$2:.B$22];[.A$2:.A$22];1;1;1)" office:value-type="float" office:value="1596600.40295624" calcext:value-type="float">
            <text:p>1596600.40295624</text:p>
          </table:table-cell>
          <table:table-cell table:style-name="ce9" table:formula="of:=COM.MICROSOFT.FORECAST.ETS.CONFINT([.A30];[.B$2:.B$22];[.A$2:.A$22];0.9125;1;1;1)" office:value-type="float" office:value="275870.283220255" calcext:value-type="float">
            <text:p>275870.283220255</text:p>
          </table:table-cell>
          <table:table-cell table:style-name="ce9" table:formula="of:=[.C30]-[.D30]" office:value-type="float" office:value="1320730.11973599" calcext:value-type="float">
            <text:p>1320730.11973599</text:p>
          </table:table-cell>
          <table:table-cell table:style-name="ce9" table:formula="of:=[.C30]+[.D30]" office:value-type="float" office:value="1872470.6861765" calcext:value-type="float">
            <text:p>1872470.6861765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formula="of:=TRIM(CLEAN([.A30]))" office:value-type="string" office:string-value="2029" calcext:value-type="string">
            <text:p>2029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15.984cm" svg:height="8.985cm" svg:x="9.941cm" svg:y="0.359cm">
            <draw:object draw:notify-on-update-of-ranges="Sheet4.C18:Sheet4.C18 Sheet4.B1:Sheet4.B1 Sheet4.A2:Sheet4.A15 Sheet4.B2:Sheet4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3" table:default-cell-style-name="ce14"/>
        <table:table-column table:style-name="co1" table:number-columns-repeated="1013" table:default-cell-style-name="ce14"/>
        <table:table-row table:style-name="ro3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<text:span text:style-name="T1">Regression</text:span></text:p>
          </table:table-cell>
          <table:table-cell table:number-columns-repeated="1014"/>
        </table:table-row>
        <table:table-row table:style-name="ro3">
          <table:table-cell table:style-name="ce12" office:value-type="float" office:value="905" calcext:value-type="float">
            <text:p>905</text:p>
          </table:table-cell>
          <table:table-cell table:style-name="ce12" office:value-type="float" office:value="888" calcext:value-type="float">
            <text:p>888</text:p>
          </table:table-cell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13"/>
        </table:table-row>
        <table:table-row table:style-name="ro3">
          <table:table-cell table:style-name="ce12" office:value-type="float" office:value="1399" calcext:value-type="float">
            <text:p>1399</text:p>
          </table:table-cell>
          <table:table-cell table:style-name="ce12" office:value-type="float" office:value="1654" calcext:value-type="float">
            <text:p>1654</text:p>
          </table:table-cell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17"/>
        </table:table-row>
        <table:table-row table:style-name="ro3">
          <table:table-cell table:style-name="ce12" office:value-type="float" office:value="1085" calcext:value-type="float">
            <text:p>1085</text:p>
          </table:table-cell>
          <table:table-cell table:style-name="ce12" office:value-type="float" office:value="1156" calcext:value-type="float">
            <text:p>1156</text:p>
          </table:table-cell>
          <table:table-cell table:number-columns-repeated="7"/>
          <table:table-cell office:value-type="string" calcext:value-type="string">
            <text:p>LINEST raw output</text:p>
          </table:table-cell>
          <table:table-cell table:number-columns-repeated="1014"/>
        </table:table-row>
        <table:table-row table:style-name="ro3">
          <table:table-cell table:style-name="ce12" office:value-type="float" office:value="1232" calcext:value-type="float">
            <text:p>1232</text:p>
          </table:table-cell>
          <table:table-cell table:style-name="ce12" office:value-type="float" office:value="1256" calcext:value-type="float">
            <text:p>1256</text:p>
          </table:table-cell>
          <table:table-cell table:number-columns-repeated="3"/>
          <table:table-cell office:value-type="string" calcext:value-type="string">
            <text:p>LINEST raw output</text:p>
          </table:table-cell>
          <table:table-cell table:number-columns-repeated="3"/>
          <table:table-cell table:number-matrix-columns-spanned="2" table:number-matrix-rows-spanned="5" table:formula="of:=LINEST([.$B$2:.$B$15] ; [.$A$2:.$A$15] ; 1 ; 1)" office:value-type="float" office:value="1.0688427157513" calcext:value-type="float">
            <text:p>1.0688427157513</text:p>
          </table:table-cell>
          <table:table-cell office:value-type="float" office:value="161.605188140422" calcext:value-type="float">
            <text:p>161.605188140422</text:p>
          </table:table-cell>
          <table:table-cell table:number-columns-repeated="1013"/>
        </table:table-row>
        <table:table-row table:style-name="ro3"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950" calcext:value-type="float">
            <text:p>950</text:p>
          </table:table-cell>
          <table:table-cell table:number-columns-repeated="3"/>
          <table:table-cell table:number-matrix-columns-spanned="2" table:number-matrix-rows-spanned="5" table:formula="of:=LINEST([.$B$2:.$B$15] ; [.$A$2:.$A$15] ; 1 ; 1)" office:value-type="float" office:value="1.0688427157513" calcext:value-type="float">
            <text:p>1.0688427157513</text:p>
          </table:table-cell>
          <table:table-cell office:value-type="float" office:value="161.605188140422" calcext:value-type="float">
            <text:p>161.605188140422</text:p>
          </table:table-cell>
          <table:table-cell table:number-columns-repeated="2"/>
          <table:table-cell office:value-type="float" office:value="0.117721278004852" calcext:value-type="float">
            <text:p>0.117721278004852</text:p>
          </table:table-cell>
          <table:table-cell office:value-type="float" office:value="142.81046000051" calcext:value-type="float">
            <text:p>142.81046000051</text:p>
          </table:table-cell>
          <table:table-cell table:number-columns-repeated="1013"/>
        </table:table-row>
        <table:table-row table:style-name="ro3">
          <table:table-cell table:style-name="ce12" office:value-type="float" office:value="1485" calcext:value-type="float">
            <text:p>1485</text:p>
          </table:table-cell>
          <table:table-cell table:style-name="ce12" office:value-type="float" office:value="1756" calcext:value-type="float">
            <text:p>1756</text:p>
          </table:table-cell>
          <table:table-cell table:number-columns-repeated="3"/>
          <table:table-cell office:value-type="float" office:value="0.117721278004852" calcext:value-type="float">
            <text:p>0.117721278004852</text:p>
          </table:table-cell>
          <table:table-cell office:value-type="float" office:value="142.81046000051" calcext:value-type="float">
            <text:p>142.81046000051</text:p>
          </table:table-cell>
          <table:table-cell table:number-columns-repeated="2"/>
          <table:table-cell office:value-type="float" office:value="0.872930008151001" calcext:value-type="float">
            <text:p>0.872930008151001</text:p>
          </table:table-cell>
          <table:table-cell office:value-type="float" office:value="160.048622710826" calcext:value-type="float">
            <text:p>160.048622710826</text:p>
          </table:table-cell>
          <table:table-cell table:number-columns-repeated="1013"/>
        </table:table-row>
        <table:table-row table:style-name="ro3">
          <table:table-cell table:style-name="ce12" office:value-type="float" office:value="1136" calcext:value-type="float">
            <text:p>1136</text:p>
          </table:table-cell>
          <table:table-cell table:style-name="ce12" office:value-type="float" office:value="1650" calcext:value-type="float">
            <text:p>1650</text:p>
          </table:table-cell>
          <table:table-cell table:number-columns-repeated="3"/>
          <table:table-cell office:value-type="float" office:value="0.872930008151001" calcext:value-type="float">
            <text:p>0.872930008151001</text:p>
          </table:table-cell>
          <table:table-cell office:value-type="float" office:value="160.048622710826" calcext:value-type="float">
            <text:p>160.048622710826</text:p>
          </table:table-cell>
          <table:table-cell table:number-columns-repeated="2"/>
          <table:table-cell office:value-type="float" office:value="82.4361436196511" calcext:value-type="float">
            <text:p>82.43614361965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 table:style-name="ce13" office:value-type="float" office:value="726" calcext:value-type="float">
            <text:p>726</text:p>
          </table:table-cell>
          <table:table-cell table:style-name="ce13" office:value-type="float" office:value="935" calcext:value-type="float">
            <text:p>935</text:p>
          </table:table-cell>
          <table:table-cell table:number-columns-repeated="3"/>
          <table:table-cell office:value-type="float" office:value="82.4361436196511" calcext:value-type="float">
            <text:p>82.43614361965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11648.11756327" calcext:value-type="float">
            <text:p>2111648.11756327</text:p>
          </table:table-cell>
          <table:table-cell office:value-type="float" office:value="307386.739579588" calcext:value-type="float">
            <text:p>307386.739579588</text:p>
          </table:table-cell>
          <table:table-cell table:number-columns-repeated="1013"/>
        </table:table-row>
        <table:table-row table:style-name="ro3"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875" calcext:value-type="float">
            <text:p>875</text:p>
          </table:table-cell>
          <table:table-cell table:number-columns-repeated="3"/>
          <table:table-cell office:value-type="float" office:value="2111648.11756327" calcext:value-type="float">
            <text:p>2111648.11756327</text:p>
          </table:table-cell>
          <table:table-cell office:value-type="float" office:value="307386.739579588" calcext:value-type="float">
            <text:p>307386.739579588</text:p>
          </table:table-cell>
          <table:table-cell table:number-columns-repeated="1017"/>
        </table:table-row>
        <table:table-row table:style-name="ro3">
          <table:table-cell table:style-name="ce13" office:value-type="float" office:value="999" calcext:value-type="float">
            <text:p>999</text:p>
          </table:table-cell>
          <table:table-cell table:style-name="ce13" office:value-type="float" office:value="1234" calcext:value-type="float">
            <text:p>1234</text:p>
          </table:table-cell>
          <table:table-cell table:number-columns-repeated="7"/>
          <table:table-cell office:value-type="string" calcext:value-type="string">
            <text:p>Regression Statistics</text:p>
          </table:table-cell>
          <table:table-cell table:number-columns-repeated="1014"/>
        </table:table-row>
        <table:table-row table:style-name="ro3">
          <table:table-cell table:style-name="ce13" office:value-type="float" office:value="1111" calcext:value-type="float">
            <text:p>1111</text:p>
          </table:table-cell>
          <table:table-cell table:style-name="ce13"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Regression Statistics</text:p>
          </table:table-cell>
          <table:table-cell table:number-columns-repeated="3"/>
          <table:table-cell office:value-type="string" calcext:value-type="string">
            <text:p>R^2</text:p>
          </table:table-cell>
          <table:table-cell table:formula="of:=[.$J$7]" office:value-type="float" office:value="0.872930008151001" calcext:value-type="float">
            <text:p>0.872930008151001</text:p>
          </table:table-cell>
          <table:table-cell table:number-columns-repeated="1013"/>
        </table:table-row>
        <table:table-row table:style-name="ro3">
          <table:table-cell table:style-name="ce13" office:value-type="float" office:value="1285" calcext:value-type="float">
            <text:p>1285</text:p>
          </table:table-cell>
          <table:table-cell table:style-name="ce13" office:value-type="float" office:value="1650" calcext:value-type="float">
            <text:p>1650</text:p>
          </table:table-cell>
          <table:table-cell table:number-columns-repeated="3"/>
          <table:table-cell office:value-type="string" calcext:value-type="string">
            <text:p>R^2</text:p>
          </table:table-cell>
          <table:table-cell table:formula="of:=[.$F$8]" office:value-type="float" office:value="0.872930008151001" calcext:value-type="float">
            <text:p>0.87293000815100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[.$K$7]" office:value-type="float" office:value="160.048622710826" calcext:value-type="float">
            <text:p>160.048622710826</text:p>
          </table:table-cell>
          <table:table-cell table:number-columns-repeated="1013"/>
        </table:table-row>
        <table:table-row table:style-name="ro3">
          <table:table-cell table:style-name="ce13" office:value-type="float" office:value="2100" calcext:value-type="float">
            <text:p>2100</text:p>
          </table:table-cell>
          <table:table-cell table:style-name="ce13" office:value-type="float" office:value="2300" calcext:value-type="float">
            <text:p>2300</text:p>
          </table:table-cell>
          <table:table-cell table:number-columns-repeated="3"/>
          <table:table-cell office:value-type="string" calcext:value-type="string">
            <text:p>Standard Error</text:p>
          </table:table-cell>
          <table:table-cell table:formula="of:=[.$G$8]" office:value-type="float" office:value="160.048622710826" calcext:value-type="float">
            <text:p>160.048622710826</text:p>
          </table:table-cell>
          <table:table-cell table:number-columns-repeated="2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13" office:value-type="float" office:value="1369" calcext:value-type="float">
            <text:p>1369</text:p>
          </table:table-cell>
          <table:table-cell table:style-name="ce13" office:value-type="float" office:value="1878" calcext:value-type="float">
            <text:p>1878</text:p>
          </table:table-cell>
          <table:table-cell table:number-columns-repeated="3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servations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 table:number-columns-repeated="5"/>
          <table:table-cell office:value-type="string" calcext:value-type="string">
            <text:p>Observations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justed R^2</text:p>
          </table:table-cell>
          <table:table-cell table:formula="of:=1 - (1 - [.$J$7])*([.$K$15] - 1)/([.$K$15] - [.$K$14] - 1)" office:value-type="float" office:value="0.862340842163584" calcext:value-type="float">
            <text:p>0.862340842163584</text:p>
          </table:table-cell>
          <table:table-cell table:number-columns-repeated="1013"/>
        </table:table-row>
        <table:table-row table:style-name="ro3"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F$8])*([.$G$16] - 1)/([.$G$16] - [.$G$15] - 1)" office:value-type="float" office:value="0.862340842163584" calcext:value-type="float">
            <text:p>0.862340842163584</text:p>
          </table:table-cell>
          <table:table-cell table:number-columns-repeated="1017"/>
        </table:table-row>
        <table:table-row table:style-name="ro3">
          <table:table-cell table:number-columns-repeated="9"/>
          <table:table-cell office:value-type="string" calcext:value-type="string">
            <text:p>Analysis of Variance (ANOVA)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 calcext:value-type="string">
            <text:p>Analysis of Variance (ANOVA)</text:p>
          </table:table-cell>
          <table:table-cell table:number-columns-repeated="4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zxc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formula="of:=[.$J$9]" office:value-type="float" office:value="2111648.11756327" calcext:value-type="float">
            <text:p>2111648.11756327</text:p>
          </table:table-cell>
          <table:table-cell table:formula="of:=[.$J$9] / [.$K$20]" office:value-type="string" office:string-value="" calcext:value-type="error">
            <text:p>#VALUE!</text:p>
          </table:table-cell>
          <table:table-cell table:formula="of:=[.$J$8]" office:value-type="float" office:value="82.4361436196511" calcext:value-type="float">
            <text:p>82.4361436196511</text:p>
          </table:table-cell>
          <table:table-cell table:formula="of:=LEGACY.FDIST([.$J$8] ; [.$K$20] ; [.$K$8]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3">
          <table:table-cell table:number-columns-repeated="5"/>
          <table:table-cell office:value-type="string" calcext:value-type="string">
            <text:p>Regression</text:p>
          </table:table-cell>
          <table:table-cell table:formula="of:=[.$G$15]" office:value-type="float" office:value="1" calcext:value-type="float">
            <text:p>1</text:p>
          </table:table-cell>
          <table:table-cell table:formula="of:=[.$F$10]" office:value-type="float" office:value="2111648.11756327" calcext:value-type="float">
            <text:p>2111648.11756327</text:p>
          </table:table-cell>
          <table:table-cell table:formula="of:=[.$F$10] / [.$G$21]" office:value-type="float" office:value="2111648.11756327" calcext:value-type="float">
            <text:p>2111648.11756327</text:p>
          </table:table-cell>
          <table:table-cell table:formula="of:=[.$F$9]" office:value-type="float" office:value="82.4361436196511" calcext:value-type="float">
            <text:p>82.4361436196511</text:p>
          </table:table-cell>
          <table:table-cell table:formula="of:=LEGACY.FDIST([.$F$9] ; [.$G$21] ; [.$G$9])" office:value-type="float" office:value="0.00000100614546117858" calcext:value-type="float">
            <text:p>1.00614546117858E-06</text:p>
          </table:table-cell>
          <table:table-cell table:formula="of:=[.$K$9]" office:value-type="float" office:value="307386.739579588" calcext:value-type="float">
            <text:p>307386.739579588</text:p>
          </table:table-cell>
          <table:table-cell table:formula="of:=[.$K$9] / [.$K$8]" office:value-type="float" office:value="25615.5616316323" calcext:value-type="float">
            <text:p>25615.5616316323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 calcext:value-type="string">
            <text:p>Residual</text:p>
          </table:table-cell>
          <table:table-cell table:formula="of:=[.$G$9]" office:value-type="float" office:value="12" calcext:value-type="float">
            <text:p>12</text:p>
          </table:table-cell>
          <table:table-cell table:formula="of:=[.$G$10]" office:value-type="float" office:value="307386.739579588" calcext:value-type="float">
            <text:p>307386.739579588</text:p>
          </table:table-cell>
          <table:table-cell table:formula="of:=[.$G$10] / [.$G$9]" office:value-type="float" office:value="25615.5616316323" calcext:value-type="float">
            <text:p>25615.5616316323</text:p>
          </table:table-cell>
          <table:table-cell office:value-type="string" calcext:value-type="string">
            <text:p>Total</text:p>
          </table:table-cell>
          <table:table-cell table:formula="of:=[.$K$20] + [.$K$8]" office:value-type="string" office:string-value="" calcext:value-type="error">
            <text:p>#VALUE!</text:p>
          </table:table-cell>
          <table:table-cell table:formula="of:=[.$J$9] + [.$K$9]" office:value-type="float" office:value="2419034.85714286" calcext:value-type="float">
            <text:p>2419034.85714286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Total</text:p>
          </table:table-cell>
          <table:table-cell table:formula="of:=[.$G$21] + [.$G$9]" office:value-type="float" office:value="13" calcext:value-type="float">
            <text:p>13</text:p>
          </table:table-cell>
          <table:table-cell table:formula="of:=[.$F$10] + [.$G$10]" office:value-type="float" office:value="2419034.85714286" calcext:value-type="float">
            <text:p>2419034.85714286</text:p>
          </table:table-cell>
          <table:table-cell table:number-columns-repeated="1016"/>
        </table:table-row>
        <table:table-row table:style-name="ro3">
          <table:table-cell table:number-columns-repeated="9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3"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3">
          <table:table-cell table:number-columns-repeated="10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24] * 100) ; &quot;%&quot;)" office:value-type="string" office:string-value="Upper 95%" calcext:value-type="string">
            <text:p>Upper 95%</text:p>
          </table:table-cell>
          <table:table-cell table:number-columns-repeated="1008"/>
        </table:table-row>
        <table:table-row table:style-name="ro3">
          <table:table-cell table:number-columns-repeated="6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G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G$25] * 100) ; &quot;%&quot;)" office:value-type="string" office:string-value="Upper 95%" calcext:value-type="string">
            <text:p>Upper 95%</text:p>
          </table:table-cell>
          <table:table-cell table:number-matrix-columns-spanned="1" table:number-matrix-rows-spanned="2" table:formula="of:=[.$K$27:.$K$28] / [.$L$27:.$L$28]" office:value-type="string" office:string-value="" calcext:value-type="error">
            <text:p>#VALUE!</text:p>
          </table:table-cell>
          <table:table-cell table:number-matrix-columns-spanned="1" table:number-matrix-rows-spanned="2" table:formula="of:=LEGACY.TDIST(ABS([.$M$27:.$M$28]) ; [.$K$8] ; 2 )" office:value-type="string" office:string-value="" calcext:value-type="error">
            <text:p>#VALUE!</text:p>
          </table:table-cell>
          <table:table-cell table:number-matrix-columns-spanned="1" table:number-matrix-rows-spanned="2" table:formula="of:=[.$K$27:.$K$28] - [.$L$27:.$L$28] * TINV(1 - [.$K$24] ; [.$K$8])" office:value-type="string" office:string-value="" calcext:value-type="error">
            <text:p>#VALUE!</text:p>
          </table:table-cell>
          <table:table-cell table:number-matrix-columns-spanned="1" table:number-matrix-rows-spanned="2" table:formula="of:=[.$K$27:.$K$28] + [.$L$27:.$L$28] * TINV(1 - [.$K$24] ; [.$K$8]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F$6:.$G$6]; 1 ; ROW([.$G$29])+1 - ROW())" office:value-type="float" office:value="161.605188140422" calcext:value-type="float">
            <text:p>161.605188140422</text:p>
          </table:table-cell>
          <table:table-cell table:number-matrix-columns-spanned="1" table:number-matrix-rows-spanned="2" table:formula="of:=INDEX([.$F$7:.$G$7]; 1 ; ROW([.$H$29])+1 - ROW())" office:value-type="float" office:value="142.81046000051" calcext:value-type="float">
            <text:p>142.81046000051</text:p>
          </table:table-cell>
          <table:table-cell table:number-matrix-columns-spanned="1" table:number-matrix-rows-spanned="2" table:formula="of:=[.$G$28:.$G$29] / [.$H$28:.$H$29]" office:value-type="float" office:value="1.13160610322133" calcext:value-type="float">
            <text:p>1.13160610322133</text:p>
          </table:table-cell>
          <table:table-cell table:number-matrix-columns-spanned="1" table:number-matrix-rows-spanned="2" table:formula="of:=LEGACY.TDIST(ABS([.$I$28:.$I$29]) ; [.$G$9] ; 2 )" office:value-type="float" office:value="0.279907512518911" calcext:value-type="float">
            <text:p>0.279907512518911</text:p>
          </table:table-cell>
          <table:table-cell table:number-matrix-columns-spanned="1" table:number-matrix-rows-spanned="2" table:formula="of:=[.$G$28:.$G$29] - [.$H$28:.$H$29] * TINV(1 - [.$G$25] ; [.$G$9])" office:value-type="float" office:value="-149.552074319367" calcext:value-type="float">
            <text:p>-149.552074319367</text:p>
          </table:table-cell>
          <table:table-cell table:number-matrix-columns-spanned="1" table:number-matrix-rows-spanned="2" table:formula="of:=[.$G$28:.$G$29] + [.$H$28:.$H$29] * TINV(1 - [.$G$25] ; [.$G$9])" office:value-type="float" office:value="472.762450600211" calcext:value-type="float">
            <text:p>472.762450600211</text:p>
          </table:table-cell>
          <table:table-cell office:value-type="float" office:value="-0.31633661710971" calcext:value-type="float">
            <text:p>-0.31633661710971</text:p>
          </table:table-cell>
          <table:table-cell office:value-type="float" office:value="0.757181958208389" calcext:value-type="float">
            <text:p>0.757181958208389</text:p>
          </table:table-cell>
          <table:table-cell office:value-type="float" office:value="-1179.61296707202" calcext:value-type="float">
            <text:p>-1179.61296707202</text:p>
          </table:table-cell>
          <table:table-cell office:value-type="float" office:value="880.508818433291" calcext:value-type="float">
            <text:p>880.50881843329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float" office:value="1.0688427157513" calcext:value-type="float">
            <text:p>1.0688427157513</text:p>
          </table:table-cell>
          <table:table-cell office:value-type="float" office:value="0.117721278004852" calcext:value-type="float">
            <text:p>0.117721278004852</text:p>
          </table:table-cell>
          <table:table-cell office:value-type="float" office:value="9.07943520378064" calcext:value-type="float">
            <text:p>9.07943520378064</text:p>
          </table:table-cell>
          <table:table-cell office:value-type="float" office:value="0.00000100614546117858" calcext:value-type="float">
            <text:p>1.00614546117858E-06</text:p>
          </table:table-cell>
          <table:table-cell office:value-type="float" office:value="0.812350084909508" calcext:value-type="float">
            <text:p>0.812350084909508</text:p>
          </table:table-cell>
          <table:table-cell office:value-type="float" office:value="1.3253353465931" calcext:value-type="float">
            <text:p>1.3253353465931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matrix-columns-spanned="1" table:number-matrix-rows-spanned="14" table:formula="of:=[.$A$2:.$A$15]" office:value-type="float" office:value="905" calcext:value-type="float">
            <text:p>905</text:p>
          </table:table-cell>
          <table:table-cell table:number-matrix-columns-spanned="1" table:number-matrix-rows-spanned="14" table:formula="of:=MMULT([.$J$31:.$J$44] ; [.$K$28]) + [.$K$27]" office:value-type="string" office:string-value="" calcext:value-type="error">
            <text:p>#VALUE!</text:p>
          </table:table-cell>
          <table:table-cell table:number-matrix-columns-spanned="1" table:number-matrix-rows-spanned="14" table:formula="of:=[.$B$2:.$B$15]" office:value-type="float" office:value="888" calcext:value-type="float">
            <text:p>888</text:p>
          </table:table-cell>
          <table:table-cell table:number-matrix-columns-spanned="1" table:number-matrix-rows-spanned="14" table:formula="of:=[.$L$31:.$L$44] - [.$K$31:.$K$4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number-matrix-columns-spanned="1" table:number-matrix-rows-spanned="14" table:formula="of:=[.$A$2:.$A$15]" office:value-type="float" office:value="905" calcext:value-type="float">
            <text:p>905</text:p>
          </table:table-cell>
          <table:table-cell table:number-matrix-columns-spanned="1" table:number-matrix-rows-spanned="14" table:formula="of:=MMULT([.$F$32:.$F$45] ; [.$G$29]) + [.$G$28]" office:value-type="float" office:value="1128.90784589535" calcext:value-type="float">
            <text:p>1128.90784589535</text:p>
          </table:table-cell>
          <table:table-cell table:number-matrix-columns-spanned="1" table:number-matrix-rows-spanned="14" table:formula="of:=[.$B$2:.$B$15]" office:value-type="float" office:value="888" calcext:value-type="float">
            <text:p>888</text:p>
          </table:table-cell>
          <table:table-cell table:number-matrix-columns-spanned="1" table:number-matrix-rows-spanned="14" table:formula="of:=[.$H$32:.$H$45] - [.$G$32:.$G$45]" office:value-type="float" office:value="-240.90784589535" calcext:value-type="float">
            <text:p>-240.90784589535</text:p>
          </table:table-cell>
          <table:table-cell office:value-type="float" office:value="1399" calcext:value-type="float">
            <text:p>1399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654" calcext:value-type="float">
            <text:p>1654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399" calcext:value-type="float">
            <text:p>1399</text:p>
          </table:table-cell>
          <table:table-cell office:value-type="float" office:value="1656.91614747649" calcext:value-type="float">
            <text:p>1656.91614747649</text:p>
          </table:table-cell>
          <table:table-cell office:value-type="float" office:value="1654" calcext:value-type="float">
            <text:p>1654</text:p>
          </table:table-cell>
          <table:table-cell office:value-type="float" office:value="-2.91614747649328" calcext:value-type="float">
            <text:p>-2.91614747649328</text:p>
          </table:table-cell>
          <table:table-cell office:value-type="float" office:value="1085" calcext:value-type="float">
            <text:p>1085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156" calcext:value-type="float">
            <text:p>1156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085" calcext:value-type="float">
            <text:p>1085</text:p>
          </table:table-cell>
          <table:table-cell office:value-type="float" office:value="1321.29953473058" calcext:value-type="float">
            <text:p>1321.29953473058</text:p>
          </table:table-cell>
          <table:table-cell office:value-type="float" office:value="1156" calcext:value-type="float">
            <text:p>1156</text:p>
          </table:table-cell>
          <table:table-cell office:value-type="float" office:value="-165.299534730584" calcext:value-type="float">
            <text:p>-165.299534730584</text:p>
          </table:table-cell>
          <table:table-cell office:value-type="float" office:value="1232" calcext:value-type="float">
            <text:p>1232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256" calcext:value-type="float">
            <text:p>1256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232" calcext:value-type="float">
            <text:p>1232</text:p>
          </table:table-cell>
          <table:table-cell office:value-type="float" office:value="1478.41941394603" calcext:value-type="float">
            <text:p>1478.41941394603</text:p>
          </table:table-cell>
          <table:table-cell office:value-type="float" office:value="1256" calcext:value-type="float">
            <text:p>1256</text:p>
          </table:table-cell>
          <table:table-cell office:value-type="float" office:value="-222.419413946026" calcext:value-type="float">
            <text:p>-222.419413946026</text:p>
          </table:table-cell>
          <table:table-cell office:value-type="float" office:value="672" calcext:value-type="float">
            <text:p>672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950" calcext:value-type="float">
            <text:p>950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672" calcext:value-type="float">
            <text:p>672</text:p>
          </table:table-cell>
          <table:table-cell office:value-type="float" office:value="879.867493125297" calcext:value-type="float">
            <text:p>879.867493125297</text:p>
          </table:table-cell>
          <table:table-cell office:value-type="float" office:value="950" calcext:value-type="float">
            <text:p>950</text:p>
          </table:table-cell>
          <table:table-cell office:value-type="float" office:value="70.1325068747033" calcext:value-type="float">
            <text:p>70.1325068747033</text:p>
          </table:table-cell>
          <table:table-cell office:value-type="float" office:value="1485" calcext:value-type="float">
            <text:p>1485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756" calcext:value-type="float">
            <text:p>1756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485" calcext:value-type="float">
            <text:p>1485</text:p>
          </table:table-cell>
          <table:table-cell office:value-type="float" office:value="1748.83662103111" calcext:value-type="float">
            <text:p>1748.83662103111</text:p>
          </table:table-cell>
          <table:table-cell office:value-type="float" office:value="1756" calcext:value-type="float">
            <text:p>1756</text:p>
          </table:table-cell>
          <table:table-cell office:value-type="float" office:value="7.1633789688949" calcext:value-type="float">
            <text:p>7.1633789688949</text:p>
          </table:table-cell>
          <table:table-cell office:value-type="float" office:value="1136" calcext:value-type="float">
            <text:p>1136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650" calcext:value-type="float">
            <text:p>1650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136" calcext:value-type="float">
            <text:p>1136</text:p>
          </table:table-cell>
          <table:table-cell office:value-type="float" office:value="1375.8105132339" calcext:value-type="float">
            <text:p>1375.8105132339</text:p>
          </table:table-cell>
          <table:table-cell office:value-type="float" office:value="1650" calcext:value-type="float">
            <text:p>1650</text:p>
          </table:table-cell>
          <table:table-cell office:value-type="float" office:value="274.189486766099" calcext:value-type="float">
            <text:p>274.189486766099</text:p>
          </table:table-cell>
          <table:table-cell office:value-type="float" office:value="726" calcext:value-type="float">
            <text:p>726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935" calcext:value-type="float">
            <text:p>935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726" calcext:value-type="float">
            <text:p>726</text:p>
          </table:table-cell>
          <table:table-cell office:value-type="float" office:value="937.584999775867" calcext:value-type="float">
            <text:p>937.584999775867</text:p>
          </table:table-cell>
          <table:table-cell office:value-type="float" office:value="935" calcext:value-type="float">
            <text:p>935</text:p>
          </table:table-cell>
          <table:table-cell office:value-type="float" office:value="-2.584999775867" calcext:value-type="float">
            <text:p>-2.584999775867</text:p>
          </table:table-cell>
          <table:table-cell office:value-type="float" office:value="700" calcext:value-type="float">
            <text:p>700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875" calcext:value-type="float">
            <text:p>875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700" calcext:value-type="float">
            <text:p>700</text:p>
          </table:table-cell>
          <table:table-cell office:value-type="float" office:value="909.795089166333" calcext:value-type="float">
            <text:p>909.795089166333</text:p>
          </table:table-cell>
          <table:table-cell office:value-type="float" office:value="875" calcext:value-type="float">
            <text:p>875</text:p>
          </table:table-cell>
          <table:table-cell office:value-type="float" office:value="-34.7950891663331" calcext:value-type="float">
            <text:p>-34.7950891663331</text:p>
          </table:table-cell>
          <table:table-cell office:value-type="float" office:value="999" calcext:value-type="float">
            <text:p>999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234" calcext:value-type="float">
            <text:p>1234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999" calcext:value-type="float">
            <text:p>999</text:p>
          </table:table-cell>
          <table:table-cell office:value-type="float" office:value="1229.37906117597" calcext:value-type="float">
            <text:p>1229.37906117597</text:p>
          </table:table-cell>
          <table:table-cell office:value-type="float" office:value="1234" calcext:value-type="float">
            <text:p>1234</text:p>
          </table:table-cell>
          <table:table-cell office:value-type="float" office:value="4.62093882402746" calcext:value-type="float">
            <text:p>4.62093882402746</text:p>
          </table:table-cell>
          <table:table-cell office:value-type="float" office:value="1111" calcext:value-type="float">
            <text:p>1111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400" calcext:value-type="float">
            <text:p>1400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111" calcext:value-type="float">
            <text:p>1111</text:p>
          </table:table-cell>
          <table:table-cell office:value-type="float" office:value="1349.08944534012" calcext:value-type="float">
            <text:p>1349.08944534012</text:p>
          </table:table-cell>
          <table:table-cell office:value-type="float" office:value="1400" calcext:value-type="float">
            <text:p>1400</text:p>
          </table:table-cell>
          <table:table-cell office:value-type="float" office:value="50.9105546598817" calcext:value-type="float">
            <text:p>50.9105546598817</text:p>
          </table:table-cell>
          <table:table-cell office:value-type="float" office:value="1285" calcext:value-type="float">
            <text:p>1285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650" calcext:value-type="float">
            <text:p>1650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285" calcext:value-type="float">
            <text:p>1285</text:p>
          </table:table-cell>
          <table:table-cell office:value-type="float" office:value="1535.06807788084" calcext:value-type="float">
            <text:p>1535.06807788084</text:p>
          </table:table-cell>
          <table:table-cell office:value-type="float" office:value="1650" calcext:value-type="float">
            <text:p>1650</text:p>
          </table:table-cell>
          <table:table-cell office:value-type="float" office:value="114.931922119155" calcext:value-type="float">
            <text:p>114.931922119155</text:p>
          </table:table-cell>
          <table:table-cell office:value-type="float" office:value="2100" calcext:value-type="float">
            <text:p>2100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2300" calcext:value-type="float">
            <text:p>2300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2100" calcext:value-type="float">
            <text:p>2100</text:p>
          </table:table-cell>
          <table:table-cell office:value-type="float" office:value="2406.17489121816" calcext:value-type="float">
            <text:p>2406.17489121816</text:p>
          </table:table-cell>
          <table:table-cell office:value-type="float" office:value="2300" calcext:value-type="float">
            <text:p>2300</text:p>
          </table:table-cell>
          <table:table-cell office:value-type="float" office:value="-106.174891218156" calcext:value-type="float">
            <text:p>-106.174891218156</text:p>
          </table:table-cell>
          <table:table-cell office:value-type="float" office:value="1369" calcext:value-type="float">
            <text:p>1369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1878" calcext:value-type="float">
            <text:p>1878</text:p>
          </table:table-cell>
          <table:table-cell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1369" calcext:value-type="float">
            <text:p>1369</text:p>
          </table:table-cell>
          <table:table-cell office:value-type="float" office:value="1624.85086600395" calcext:value-type="float">
            <text:p>1624.85086600395</text:p>
          </table:table-cell>
          <table:table-cell office:value-type="float" office:value="1878" calcext:value-type="float">
            <text:p>1878</text:p>
          </table:table-cell>
          <table:table-cell office:value-type="float" office:value="253.149133996046" calcext:value-type="float">
            <text:p>253.149133996046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24:37.247406595</meta:creation-date>
    <dc:date>2023-11-21T15:56:55.968488107</dc:date>
    <meta:editing-duration>PT2M19S</meta:editing-duration>
    <meta:editing-cycles>1</meta:editing-cycles>
    <meta:document-statistic meta:table-count="4" meta:cell-count="594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98cm" svg:height="7.12cm" xlink:href=".." xlink:type="simple" chart:class="chart:scatter" chart:style-name="ch1">
        <chart:legend chart:legend-position="end" svg:x="8.502cm" svg:y="3.012cm" style:legend-expansion="high" chart:style-name="ch2"/>
        <chart:plot-area chart:style-name="ch3" table:cell-range-address="Sheet1.N6:Sheet1.N6 Sheet1.B1:Sheet1.B15 Sheet1.A2:Sheet1.A15" chart:data-source-has-labels="both" svg:x="0.251cm" svg:y="0.142cm" svg:width="8cm" svg:height="6.836cm">
          <chart:coordinate-region svg:x="1.243cm" svg:y="0.341cm" svg:width="6.636cm" svg:height="5.99cm"/>
          <chart:axis chart:dimension="x" chart:name="primary-x" chart:style-name="ch4" chartooo:axis-type="auto">
            <chart:categories table:cell-range-address="Sheet1.B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class="chart:scatter">
            <chart:domain table:cell-range-address="Sheet1.A2:Sheet1.A15"/>
            <chart:regression-curve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float" office:value="905">
                <text:p>905</text:p>
                <draw:g>
                  <svg:desc>Sheet1.A2:Sheet1.A15</svg:desc>
                </draw:g>
              </table:table-cell>
              <table:table-cell office:value-type="float" office:value="888">
                <text:p>888</text:p>
                <draw:g>
                  <svg:desc>Sheet1.B2:Sheet1.B15</svg:desc>
                </draw:g>
              </table:table-cell>
            </table:table-row>
            <table:table-row>
              <table:table-cell office:value-type="string"/>
              <table:table-cell office:value-type="float" office:value="1399">
                <text:p>139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/>
              <table:table-cell office:value-type="float" office:value="1085">
                <text:p>108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/>
              <table:table-cell office:value-type="float" office:value="1232">
                <text:p>123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/>
              <table:table-cell office:value-type="float" office:value="672">
                <text:p>6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/>
              <table:table-cell office:value-type="float" office:value="1485">
                <text:p>148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/>
              <table:table-cell office:value-type="float" office:value="1136">
                <text:p>113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726">
                <text:p>72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/>
              <table:table-cell office:value-type="float" office:value="999">
                <text:p>99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/>
              <table:table-cell office:value-type="float" office:value="1111">
                <text:p>11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/>
              <table:table-cell office:value-type="float" office:value="1285">
                <text:p>128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/>
              <table:table-cell office:value-type="float" office:value="1369">
                <text:p>1369</text:p>
              </table:table-cell>
              <table:table-cell office:value-type="float" office:value="1878">
                <text:p>1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000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86cm" xlink:href=".." xlink:type="simple" chart:class="chart:scatter" chart:style-name="ch1">
        <chart:legend chart:legend-position="end" svg:x="11.889cm" svg:y="3.945cm" style:legend-expansion="high" chart:style-name="ch2"/>
        <chart:plot-area chart:style-name="ch3" table:cell-range-address="Sheet4.C18:Sheet4.C18 Sheet4.B1:Sheet4.B15 Sheet4.A2:Sheet4.A15" chart:data-source-has-labels="both" svg:x="0.319cm" svg:y="0.179cm" svg:width="11.251cm" svg:height="8.628cm">
          <chart:coordinate-region svg:x="1.311cm" svg:y="0.378cm" svg:width="9.887cm" svg:height="7.782cm"/>
          <chart:axis chart:dimension="x" chart:name="primary-x" chart:style-name="ch4" chartooo:axis-type="auto">
            <chart:categories table:cell-range-address="Sheet4.B1:Sheet4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15" chart:class="chart:scatter">
            <chart:domain table:cell-range-address="Sheet4.A2:Sheet4.A15"/>
            <chart:regression-curve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heet4.B1:Sheet4.B1</svg:desc>
                </draw:g>
              </table:table-cell>
              <table:table-cell office:value-type="float" office:value="905">
                <text:p>905</text:p>
                <draw:g>
                  <svg:desc>Sheet4.A2:Sheet4.A15</svg:desc>
                </draw:g>
              </table:table-cell>
              <table:table-cell office:value-type="float" office:value="888">
                <text:p>888</text:p>
                <draw:g>
                  <svg:desc>Sheet4.B2:Sheet4.B15</svg:desc>
                </draw:g>
              </table:table-cell>
            </table:table-row>
            <table:table-row>
              <table:table-cell office:value-type="string"/>
              <table:table-cell office:value-type="float" office:value="1399">
                <text:p>139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/>
              <table:table-cell office:value-type="float" office:value="1085">
                <text:p>108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/>
              <table:table-cell office:value-type="float" office:value="1232">
                <text:p>123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/>
              <table:table-cell office:value-type="float" office:value="672">
                <text:p>6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/>
              <table:table-cell office:value-type="float" office:value="1485">
                <text:p>148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/>
              <table:table-cell office:value-type="float" office:value="1136">
                <text:p>113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726">
                <text:p>72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/>
              <table:table-cell office:value-type="float" office:value="999">
                <text:p>99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/>
              <table:table-cell office:value-type="float" office:value="1111">
                <text:p>11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/>
              <table:table-cell office:value-type="float" office:value="1285">
                <text:p>128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/>
              <table:table-cell office:value-type="float" office:value="1369">
                <text:p>1369</text:p>
              </table:table-cell>
              <table:table-cell office:value-type="float" office:value="1878">
                <text:p>1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legend chart:legend-position="end" svg:x="11.908cm" svg:y="3.957cm" style:legend-expansion="high" chart:style-name="ch2"/>
        <chart:plot-area chart:style-name="ch3" table:cell-range-address="Sheet1.B29:Sheet1.B29 Sheet1.B1:Sheet1.B15 Sheet1.A2:Sheet1.A15" chart:data-source-has-labels="both" svg:x="0.32cm" svg:y="0.18cm" svg:width="11.268cm" svg:height="8.65cm">
          <chart:coordinate-region svg:x="1.312cm" svg:y="0.379cm" svg:width="9.904cm" svg:height="7.804cm"/>
          <chart:axis chart:dimension="x" chart:name="primary-x" chart:style-name="ch4" chartooo:axis-type="auto">
            <chart:categories table:cell-range-address="Sheet1.B1:Sheet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class="chart:scatter">
            <chart:domain table:cell-range-address="Sheet1.A2:Sheet1.A15"/>
            <chart:regression-curve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float" office:value="905">
                <text:p>905</text:p>
                <draw:g>
                  <svg:desc>Sheet1.A2:Sheet1.A15</svg:desc>
                </draw:g>
              </table:table-cell>
              <table:table-cell office:value-type="float" office:value="888">
                <text:p>888</text:p>
                <draw:g>
                  <svg:desc>Sheet1.B2:Sheet1.B15</svg:desc>
                </draw:g>
              </table:table-cell>
            </table:table-row>
            <table:table-row>
              <table:table-cell office:value-type="string"/>
              <table:table-cell office:value-type="float" office:value="1399">
                <text:p>139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/>
              <table:table-cell office:value-type="float" office:value="1085">
                <text:p>108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/>
              <table:table-cell office:value-type="float" office:value="1232">
                <text:p>123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/>
              <table:table-cell office:value-type="float" office:value="672">
                <text:p>6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/>
              <table:table-cell office:value-type="float" office:value="1485">
                <text:p>148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/>
              <table:table-cell office:value-type="float" office:value="1136">
                <text:p>113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726">
                <text:p>72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/>
              <table:table-cell office:value-type="float" office:value="999">
                <text:p>99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/>
              <table:table-cell office:value-type="float" office:value="1111">
                <text:p>11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/>
              <table:table-cell office:value-type="float" office:value="1285">
                <text:p>128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/>
              <table:table-cell office:value-type="float" office:value="1369">
                <text:p>1369</text:p>
              </table:table-cell>
              <table:table-cell office:value-type="float" office:value="1878">
                <text:p>1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4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6cm" svg:y="2.956cm" style:legend-expansion="high" chart:style-name="ch2"/>
        <chart:plot-area chart:style-name="ch3" table:cell-range-address="Sheet3.A1:Sheet3.F30" chart:data-source-has-labels="row" svg:x="0.32cm" svg:y="0.18cm" svg:width="11.476cm" svg:height="8.64cm">
          <chart:coordinate-region svg:x="1.867cm" svg:y="0.379cm" svg:width="9.78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A30" chart:label-cell-address="Sheet3.A1:Sheet3.A1" chart:class="chart:line">
            <chart:data-point chart:repeated="29"/>
          </chart:series>
          <chart:series chart:style-name="ch8" chart:values-cell-range-address="Sheet3.B2:Sheet3.B30" chart:label-cell-address="Sheet3.B1:Sheet3.B1" chart:class="chart:line">
            <chart:data-point chart:repeated="29"/>
          </chart:series>
          <chart:series chart:style-name="ch9" chart:values-cell-range-address="Sheet3.C2:Sheet3.C30" chart:label-cell-address="Sheet3.C1:Sheet3.C1" chart:class="chart:line">
            <chart:data-point chart:repeated="29"/>
          </chart:series>
          <chart:series chart:style-name="ch10" chart:values-cell-range-address="Sheet3.D2:Sheet3.D30" chart:label-cell-address="Sheet3.D1:Sheet3.D1" chart:class="chart:line">
            <chart:data-point chart:repeated="29"/>
          </chart:series>
          <chart:series chart:style-name="ch11" chart:values-cell-range-address="Sheet3.E2:Sheet3.E30" chart:label-cell-address="Sheet3.E1:Sheet3.E1" chart:class="chart:line">
            <chart:data-point chart:repeated="29"/>
          </chart:series>
          <chart:series chart:style-name="ch12" chart:values-cell-range-address="Sheet3.F2:Sheet3.F30" chart:label-cell-address="Sheet3.F1:Sheet3.F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3.A1:Sheet3.A1</svg:desc>
                </draw:g>
              </table:table-cell>
              <table:table-cell office:value-type="string">
                <text:p>Sales</text:p>
                <draw:g>
                  <svg:desc>Sheet3.B1:Sheet3.B1</svg:desc>
                </draw:g>
              </table:table-cell>
              <table:table-cell office:value-type="string">
                <text:p>Forecast(sales)</text:p>
                <draw:g>
                  <svg:desc>Sheet3.C1:Sheet3.C1</svg:desc>
                </draw:g>
              </table:table-cell>
              <table:table-cell office:value-type="string">
                <text:p>Confidence level</text:p>
                <draw:g>
                  <svg:desc>Sheet3.D1:Sheet3.D1</svg:desc>
                </draw:g>
              </table:table-cell>
              <table:table-cell office:value-type="string">
                <text:p>Lower bound</text:p>
                <draw:g>
                  <svg:desc>Sheet3.E1:Sheet3.E1</svg:desc>
                </draw:g>
              </table:table-cell>
              <table:table-cell office:value-type="string">
                <text:p>Upper bound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1">
                <text:p>2001</text:p>
                <draw:g>
                  <svg:desc>Sheet3.A2:Sheet3.A30</svg:desc>
                </draw:g>
              </table:table-cell>
              <table:table-cell office:value-type="float" office:value="125000">
                <text:p>125000</text:p>
                <draw:g>
                  <svg:desc>Sheet3.B2:Sheet3.B30</svg:desc>
                </draw:g>
              </table:table-cell>
              <table:table-cell office:value-type="float" office:value="NaN">
                <text:p>NaN</text:p>
                <draw:g>
                  <svg:desc>Sheet3.C2:Sheet3.C30</svg:desc>
                </draw:g>
              </table:table-cell>
              <table:table-cell office:value-type="float" office:value="NaN">
                <text:p>NaN</text:p>
                <draw:g>
                  <svg:desc>Sheet3.D2:Sheet3.D30</svg:desc>
                </draw:g>
              </table:table-cell>
              <table:table-cell office:value-type="float" office:value="NaN">
                <text:p>NaN</text:p>
                <draw:g>
                  <svg:desc>Sheet3.E2:Sheet3.E30</svg:desc>
                </draw:g>
              </table:table-cell>
              <table:table-cell office:value-type="float" office:value="NaN">
                <text:p>NaN</text:p>
                <draw:g>
                  <svg:desc>Sheet3.F2:Sheet3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">
                <text:p>2002</text:p>
              </table:table-cell>
              <table:table-cell office:value-type="float" office:value="190000">
                <text:p>1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">
                <text:p>2003</text:p>
              </table:table-cell>
              <table:table-cell office:value-type="float" office:value="252179">
                <text:p>25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4">
                <text:p>2004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5">
                <text:p>2005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6">
                <text:p>2006</text:p>
              </table:table-cell>
              <table:table-cell office:value-type="float" office:value="553674">
                <text:p>55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7">
                <text:p>2007</text:p>
              </table:table-cell>
              <table:table-cell office:value-type="float" office:value="460178">
                <text:p>46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8">
                <text:p>2008</text:p>
              </table:table-cell>
              <table:table-cell office:value-type="float" office:value="486617">
                <text:p>48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9">
                <text:p>2009</text:p>
              </table:table-cell>
              <table:table-cell office:value-type="float" office:value="421540">
                <text:p>42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">
                <text:p>2010</text:p>
              </table:table-cell>
              <table:table-cell office:value-type="float" office:value="571340">
                <text:p>57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484178">
                <text:p>48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2">
                <text:p>2012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3">
                <text:p>2013</text:p>
              </table:table-cell>
              <table:table-cell office:value-type="float" office:value="596877">
                <text:p>59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4">
                <text:p>2014</text:p>
              </table:table-cell>
              <table:table-cell office:value-type="float" office:value="745413">
                <text:p>74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5">
                <text:p>2015</text:p>
              </table:table-cell>
              <table:table-cell office:value-type="float" office:value="720272">
                <text:p>72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6">
                <text:p>2016</text:p>
              </table:table-cell>
              <table:table-cell office:value-type="float" office:value="420803">
                <text:p>42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7">
                <text:p>2017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8">
                <text:p>2018</text:p>
              </table:table-cell>
              <table:table-cell office:value-type="float" office:value="951763">
                <text:p>95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9">
                <text:p>2019</text:p>
              </table:table-cell>
              <table:table-cell office:value-type="float" office:value="831230">
                <text:p>83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0">
                <text:p>2020</text:p>
              </table:table-cell>
              <table:table-cell office:value-type="float" office:value="1236500">
                <text:p>1236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1">
                <text:p>2021</text:p>
              </table:table-cell>
              <table:table-cell office:value-type="float" office:value="1045300">
                <text:p>104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2">
                <text:p>2022</text:p>
              </table:table-cell>
              <table:table-cell office:value-type="float" office:value="1004974.36190476">
                <text:p>1004974.36190476</text:p>
              </table:table-cell>
              <table:table-cell office:value-type="float" office:value="1201134.983575">
                <text:p>1201134.983575</text:p>
              </table:table-cell>
              <table:table-cell office:value-type="float" office:value="176104.910400129">
                <text:p>176104.910400129</text:p>
              </table:table-cell>
              <table:table-cell office:value-type="float" office:value="1025030.07317487">
                <text:p>1025030.07317487</text:p>
              </table:table-cell>
              <table:table-cell office:value-type="float" office:value="1377239.89397512">
                <text:p>1377239.89397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3">
                <text:p>2023</text:p>
              </table:table-cell>
              <table:table-cell office:value-type="float" office:value="1044613.31255411">
                <text:p>1044613.31255411</text:p>
              </table:table-cell>
              <table:table-cell office:value-type="float" office:value="1208211.14312847">
                <text:p>1208211.14312847</text:p>
              </table:table-cell>
              <table:table-cell office:value-type="float" office:value="208970.629252626">
                <text:p>208970.629252626</text:p>
              </table:table-cell>
              <table:table-cell office:value-type="float" office:value="999240.513875839">
                <text:p>999240.513875839</text:p>
              </table:table-cell>
              <table:table-cell office:value-type="float" office:value="1417181.77238109">
                <text:p>1417181.77238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4">
                <text:p>2024</text:p>
              </table:table-cell>
              <table:table-cell office:value-type="float" office:value="1084252.26320346">
                <text:p>1084252.26320346</text:p>
              </table:table-cell>
              <table:table-cell office:value-type="float" office:value="1287200.0238743">
                <text:p>1287200.0238743</text:p>
              </table:table-cell>
              <table:table-cell office:value-type="float" office:value="231794.208163444">
                <text:p>231794.208163444</text:p>
              </table:table-cell>
              <table:table-cell office:value-type="float" office:value="1055405.81571086">
                <text:p>1055405.81571086</text:p>
              </table:table-cell>
              <table:table-cell office:value-type="float" office:value="1518994.23203774">
                <text:p>1518994.23203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5">
                <text:p>2025</text:p>
              </table:table-cell>
              <table:table-cell office:value-type="float" office:value="1123891.21385281">
                <text:p>1123891.21385281</text:p>
              </table:table-cell>
              <table:table-cell office:value-type="float" office:value="1348777.90295624">
                <text:p>1348777.90295624</text:p>
              </table:table-cell>
              <table:table-cell office:value-type="float" office:value="230565.898624897">
                <text:p>230565.898624897</text:p>
              </table:table-cell>
              <table:table-cell office:value-type="float" office:value="1118212.00433135">
                <text:p>1118212.00433135</text:p>
              </table:table-cell>
              <table:table-cell office:value-type="float" office:value="1579343.80158114">
                <text:p>1579343.80158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6">
                <text:p>2026</text:p>
              </table:table-cell>
              <table:table-cell office:value-type="float" office:value="1163530.16450216">
                <text:p>1163530.16450216</text:p>
              </table:table-cell>
              <table:table-cell office:value-type="float" office:value="1448957.483575">
                <text:p>1448957.483575</text:p>
              </table:table-cell>
              <table:table-cell office:value-type="float" office:value="239150.99331642">
                <text:p>239150.99331642</text:p>
              </table:table-cell>
              <table:table-cell office:value-type="float" office:value="1209806.49025858">
                <text:p>1209806.49025858</text:p>
              </table:table-cell>
              <table:table-cell office:value-type="float" office:value="1688108.47689142">
                <text:p>1688108.47689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7">
                <text:p>2027</text:p>
              </table:table-cell>
              <table:table-cell office:value-type="float" office:value="1203169.11515152">
                <text:p>1203169.11515152</text:p>
              </table:table-cell>
              <table:table-cell office:value-type="float" office:value="1456033.64312846">
                <text:p>1456033.64312846</text:p>
              </table:table-cell>
              <table:table-cell office:value-type="float" office:value="281189.812514637">
                <text:p>281189.812514637</text:p>
              </table:table-cell>
              <table:table-cell office:value-type="float" office:value="1174843.83061383">
                <text:p>1174843.83061383</text:p>
              </table:table-cell>
              <table:table-cell office:value-type="float" office:value="1737223.4556431">
                <text:p>1737223.4556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8">
                <text:p>2028</text:p>
              </table:table-cell>
              <table:table-cell office:value-type="float" office:value="1242808.06580087">
                <text:p>1242808.06580087</text:p>
              </table:table-cell>
              <table:table-cell office:value-type="float" office:value="1535022.5238743">
                <text:p>1535022.5238743</text:p>
              </table:table-cell>
              <table:table-cell office:value-type="float" office:value="281623.525620137">
                <text:p>281623.525620137</text:p>
              </table:table-cell>
              <table:table-cell office:value-type="float" office:value="1253398.99825416">
                <text:p>1253398.99825416</text:p>
              </table:table-cell>
              <table:table-cell office:value-type="float" office:value="1816646.04949444">
                <text:p>1816646.04949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1282447.01645022">
                <text:p>1282447.01645022</text:p>
              </table:table-cell>
              <table:table-cell office:value-type="float" office:value="1596600.40295624">
                <text:p>1596600.40295624</text:p>
              </table:table-cell>
              <table:table-cell office:value-type="float" office:value="275870.283220255">
                <text:p>275870.283220255</text:p>
              </table:table-cell>
              <table:table-cell office:value-type="float" office:value="1320730.11973599">
                <text:p>1320730.11973599</text:p>
              </table:table-cell>
              <table:table-cell office:value-type="float" office:value="1872470.6861765">
                <text:p>1872470.6861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